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49,712,999,43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35,733,695,652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32,441,717,79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29,366,576,819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05,595,408,89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88,434,108,527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79,116,666,666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5,989,672,977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18,983,666,061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89,147,005,444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62,818,181,818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30,437,828,371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7,426,086,956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9,600,665,557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8,782,467,532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0,288,461,538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5,146,067,415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6,684,636,11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9,838,543,960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0,710,704,806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4,828,807,556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78,436,578,171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7,629,716,98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35:43.747975849</dc:date>
    <meta:editing-duration>PT1H28M1S</meta:editing-duration>
    <meta:editing-cycles>51</meta:editing-cycles>
    <meta:generator>LibreOffice/7.2.6.2$Linux_X86_64 LibreOffice_project/20$Build-2</meta:generator>
    <meta:document-statistic meta:table-count="1" meta:cell-count="48" meta:object-count="0"/>
  </office:meta>
</office:document-meta>
</file>